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5" style:family="graphic" style:parent-style-name="objectwithoutfill">
      <style:graphic-properties svg:stroke-width="0.053cm" svg:stroke-color="#00a933" draw:marker-start-width="0.279cm" draw:marker-end-width="0.279cm" draw:fill="none" draw:fill-color="#00a933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8.255cm" svg:height="1.243cm" svg:x="4.492cm" svg:y="1.662cm">
          <draw:text-box>
            <text:p><text:span text:style-name="T2">hold :: a -&gt; Evt m a -&gt; Dyn m a</text:span></text:p>
            <text:p><text:span text:style-name="T2"/></text:p>
          </draw:text-box>
        </draw:frame>
        <draw:line draw:style-name="gr2" draw:text-style-name="P2" draw:layer="layout" svg:x1="3.54cm" svg:y1="5.715cm" svg:x2="3.54cm" svg:y2="3.493cm">
          <text:p/>
        </draw:line>
        <draw:line draw:style-name="gr2" draw:text-style-name="P2" draw:layer="layout" svg:x1="5.445cm" svg:y1="5.715cm" svg:x2="5.445cm" svg:y2="4.128cm">
          <text:p/>
        </draw:line>
        <draw:line draw:style-name="gr2" draw:text-style-name="P2" draw:layer="layout" svg:x1="6.715cm" svg:y1="5.715cm" svg:x2="6.715cm" svg:y2="3.493cm">
          <text:p/>
        </draw:line>
        <draw:line draw:style-name="gr1" draw:text-style-name="P1" draw:layer="layout" svg:x1="9.573cm" svg:y1="5.715cm" svg:x2="15.287cm" svg:y2="5.715cm">
          <text:p/>
        </draw:line>
        <draw:line draw:style-name="gr2" draw:text-style-name="P2" draw:layer="layout" svg:x1="9.572cm" svg:y1="5.715cm" svg:x2="9.572cm" svg:y2="4.128cm">
          <text:p/>
        </draw:line>
        <draw:frame draw:style-name="gr3" draw:text-style-name="P3" draw:layer="layout" svg:width="0.635cm" svg:height="0.806cm" svg:x="9.255cm" svg:y="5.862cm">
          <draw:text-box>
            <text:p><text:span text:style-name="T1">0</text:span></text:p>
          </draw:text-box>
        </draw:frame>
        <draw:line draw:style-name="gr2" draw:text-style-name="P2" draw:layer="layout" svg:x1="11.16cm" svg:y1="5.715cm" svg:x2="11.16cm" svg:y2="3.493cm">
          <text:p/>
        </draw:line>
        <draw:line draw:style-name="gr2" draw:text-style-name="P2" draw:layer="layout" svg:x1="13.065cm" svg:y1="5.715cm" svg:x2="13.065cm" svg:y2="4.128cm">
          <text:p/>
        </draw:line>
        <draw:line draw:style-name="gr2" draw:text-style-name="P2" draw:layer="layout" svg:x1="14.335cm" svg:y1="5.715cm" svg:x2="14.335cm" svg:y2="3.493cm">
          <text:p/>
        </draw:line>
        <draw:line draw:style-name="gr5" draw:text-style-name="P2" draw:layer="layout" svg:x1="9.611cm" svg:y1="4.224cm" svg:x2="11.186cm" svg:y2="4.224cm">
          <text:p/>
        </draw:line>
        <draw:line draw:style-name="gr5" draw:text-style-name="P2" draw:layer="layout" svg:x1="11.236cm" svg:y1="3.589cm" svg:x2="13.065cm" svg:y2="3.589cm">
          <text:p/>
        </draw:line>
        <draw:line draw:style-name="gr5" draw:text-style-name="P2" draw:layer="layout" svg:x1="13.167cm" svg:y1="4.224cm" svg:x2="14.31cm" svg:y2="4.224cm">
          <text:p/>
        </draw:line>
        <draw:line draw:style-name="gr5" draw:text-style-name="P2" draw:layer="layout" svg:x1="14.437cm" svg:y1="3.589cm" svg:x2="15.58cm" svg:y2="3.589cm">
          <text:p/>
        </draw:line>
        <draw:frame draw:style-name="gr3" draw:text-style-name="P3" draw:layer="layout" svg:width="2.858cm" svg:height="0.806cm" svg:x="3.539cm" svg:y="6.053cm">
          <draw:text-box>
            <text:p><text:span text:style-name="T1">Events</text:span></text:p>
          </draw:text-box>
        </draw:frame>
        <draw:frame draw:style-name="gr3" draw:text-style-name="P3" draw:layer="layout" svg:width="2.857cm" svg:height="0.806cm" svg:x="12.113cm" svg:y="6.08cm">
          <draw:text-box>
            <text:p><text:span text:style-name="T1">Dy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10:06.546131272</dc:date>
    <meta:editing-duration>PT20M1S</meta:editing-duration>
    <meta:editing-cycles>6</meta:editing-cycles>
    <meta:generator>LibreOffice/7.2.5.2.0$Linux_X86_64 LibreOffice_project/711f8d38e9451cd2fd39b6963d2a3fc166f04cb1</meta:generator>
    <meta:document-statistic meta:object-count="19"/>
  </office:meta>
</office:document-meta>
</file>